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officeooo:paragraph-rsid="0010edad"/>
    </style:style>
    <style:style style:name="P4" style:family="paragraph" style:parent-style-name="Standard">
      <style:paragraph-properties fo:text-align="center" style:justify-single-word="false"/>
      <style:text-properties fo:font-size="13pt" officeooo:rsid="0010edad" officeooo:paragraph-rsid="0010edad" style:font-size-asian="13pt" style:font-size-complex="13pt"/>
    </style:style>
    <style:style style:name="P5" style:family="paragraph" style:parent-style-name="Standard">
      <style:paragraph-properties fo:text-align="end" style:justify-single-word="false"/>
      <style:text-properties fo:font-size="13pt" officeooo:rsid="0010edad" officeooo:paragraph-rsid="0010edad" style:font-size-asian="13pt" style:font-size-complex="13pt"/>
    </style:style>
    <style:style style:name="P6" style:family="paragraph" style:parent-style-name="Standard">
      <style:paragraph-properties fo:text-align="end" style:justify-single-word="false"/>
      <style:text-properties fo:font-size="13pt" fo:language="ru" fo:country="RU" officeooo:rsid="0010edad" officeooo:paragraph-rsid="0010edad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3pt" fo:language="ru" fo:country="RU" officeooo:rsid="0010edad" officeooo:paragraph-rsid="0010edad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fo:font-size="18pt" officeooo:rsid="0010edad" officeooo:paragraph-rsid="0010edad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officeooo:paragraph-rsid="0010edad"/>
    </style:style>
    <style:style style:name="T1" style:family="text">
      <style:text-properties officeooo:rsid="0010edad"/>
    </style:style>
    <style:style style:name="T2" style:family="text"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ru" fo:country="RU" fo:font-weight="bold" officeooo:rsid="0010eda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 </text:p>
      <text:p text:style-name="P4"/>
      <text:p text:style-name="P4">ФЕДЕРАЛЬНОЕ ГОСУДАРСТВЕННОЕ БЮДЖЕТНОЕ ОБРАЗОВАТЕЛЬНОЕ УЧРЕЖДЕНИЕ ВЫСШЕГО ОБРАЗОВАНИЯ </text:p>
      <text:p text:style-name="P4"/>
      <text:p text:style-name="P4">МОСКОВСКИЙ АВИАЦИОННЫЙ ИНСТИТУТ (НАЦИОНАЛЬНЫЙ ИССЛЕДОВАТЕЛЬСКИЙ УНИВЕРСИТЕТ) </text:p>
      <text:p text:style-name="P4"/>
      <text:p text:style-name="P4">Институт №8 «Компьютерные науки и прикладная математика» </text:p>
      <text:p text:style-name="P4"/>
      <text:p text:style-name="P4">Кафедра 806 «Вычислительная математика и программирование» </text:p>
      <text:p text:style-name="P4"/>
      <text:p text:style-name="P4"/>
      <text:p text:style-name="P4"/>
      <text:p text:style-name="P8">КУРСОВАЯ РАБОТА</text:p>
      <text:p text:style-name="P4"/>
      <text:p text:style-name="P4"/>
      <text:p text:style-name="P4">По дисциплине «Фундаментальная информатика» </text:p>
      <text:p text:style-name="P4"/>
      <text:p text:style-name="P4">На тему «Алгоритмические модели Тьюринга и Маркова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ыполнил:</text:p>
      <text:p text:style-name="P5">Студент группы М8О-108Б-23</text:p>
      <text:p text:style-name="P6">Никольский Константин Германович</text:p>
      <text:p text:style-name="P6"/>
      <text:p text:style-name="P6"/>
      <text:p text:style-name="P6"/>
      <text:p text:style-name="P6">Проверил:</text:p>
      <text:p text:style-name="P6">Преподаватель</text:p>
      <text:p text:style-name="P6">Севастополь Виктор Сергеевич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</text:p>
      <text:p text:style-name="P7"/>
      <text:p text:style-name="P7">2023 г.</text:p>
      <text:p text:style-name="P3"><text:soft-page-break/><text:span text:style-name="T3">СОДЕРЖАНИЕ</text:span></text:p>
      <text:p text:style-name="P9"><text:span text:style-name="T3"/></text:p>
      <text:h text:style-name="P1" text:outline-level="1"><text:span text:style-name="T3">В</text:span><text:span text:style-name="T2">ВЕДЕНИЕ</text:span></text:h>
      <text:h text:style-name="Heading_20_1" text:outline-level="1" text:is-list-header="true"><text:bookmark-start text:name="__RefHeading___Toc2563_263320444"/><text:bookmark-end text:name="__RefHeading___Toc2563_26332044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3T11:51:36.345000000</meta:creation-date>
    <meta:print-date>2023-12-23T12:00:10.188000000</meta:print-date>
    <meta:printed-by>Файлы PDF</meta:printed-by>
    <dc:date>2023-12-23T12:12:00.879000000</dc:date>
    <meta:editing-duration>PT11M50S</meta:editing-duration>
    <meta:editing-cycles>1</meta:editing-cycles>
    <meta:document-statistic meta:table-count="0" meta:image-count="0" meta:object-count="0" meta:page-count="3" meta:paragraph-count="18" meta:word-count="62" meta:character-count="590" meta:non-whitespace-character-count="540"/>
    <meta:generator>LibreOffice/7.6.3.2$Windows_X86_64 LibreOffice_project/29d686fea9f6705b262d369fede658f824154cc0</meta:generator>
  </office:meta>
</office:document-meta>
</file>